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4.078cm"/>
    </style:style>
    <style:style style:name="co6" style:family="table-column">
      <style:table-column-properties fo:break-before="auto" style:column-width="8.7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M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row table:style-name="ro1">
          <table:table-cell office:value-type="string">
            <text:p>vmname</text:p>
          </table:table-cell>
          <table:table-cell office:value-type="string">
            <text:p>resourcepool</text:p>
          </table:table-cell>
          <table:table-cell office:value-type="string">
            <text:p>vlan</text:p>
          </table:table-cell>
          <table:table-cell office:value-type="string">
            <text:p>template</text:p>
          </table:table-cell>
          <table:table-cell office:value-type="string">
            <text:p>customspec</text:p>
          </table:table-cell>
          <table:table-cell office:value-type="string">
            <text:p>datastore</text:p>
          </table:table-cell>
          <table:table-cell office:value-type="string">
            <text:p>vmfolder</text:p>
          </table:table-cell>
          <table:table-cell table:number-columns-repeated="8"/>
        </table:table-row>
        <table:table-row table:style-name="ro1">
          <table:table-cell office:value-type="string">
            <text:p>mbtest001-mb-mb</text:p>
          </table:table-cell>
          <table:table-cell office:value-type="string">
            <text:p>mb-resourcepool-01</text:p>
          </table:table-cell>
          <table:table-cell office:value-type="string">
            <text:p>VLAN001</text:p>
          </table:table-cell>
          <table:table-cell office:value-type="string">
            <text:p>mb-template001</text:p>
          </table:table-cell>
          <table:table-cell office:value-type="string">
            <text:p>web-template001</text:p>
          </table:table-cell>
          <table:table-cell office:value-type="string">
            <text:p>SATA-Datatore-Cluster-RZ001</text:p>
          </table:table-cell>
          <table:table-cell office:value-type="string">
            <text:p>myfolder</text:p>
          </table:table-cell>
          <table:table-cell table:number-columns-repeated="8"/>
        </table:table-row>
        <table:table-row table:style-name="ro1">
          <table:table-cell office:value-type="string">
            <text:p>mbtest002-mb-mb</text:p>
          </table:table-cell>
          <table:table-cell office:value-type="string">
            <text:p>mb-resourcepool-01</text:p>
          </table:table-cell>
          <table:table-cell office:value-type="string">
            <text:p>VLAN001</text:p>
          </table:table-cell>
          <table:table-cell office:value-type="string">
            <text:p>mb-template001</text:p>
          </table:table-cell>
          <table:table-cell office:value-type="string">
            <text:p>web-template001</text:p>
          </table:table-cell>
          <table:table-cell office:value-type="string">
            <text:p>SATA-Datatore-Cluster-RZ001</text:p>
          </table:table-cell>
          <table:table-cell office:value-type="string">
            <text:p>myfolder</text:p>
          </table:table-cell>
          <table:table-cell table:number-columns-repeated="8"/>
        </table:table-row>
        <table:table-row table:style-name="ro1">
          <table:table-cell office:value-type="string">
            <text:p>mbtest003-mb-mb</text:p>
          </table:table-cell>
          <table:table-cell office:value-type="string">
            <text:p>mb-resourcepool-02</text:p>
          </table:table-cell>
          <table:table-cell office:value-type="string">
            <text:p>VLAN002</text:p>
          </table:table-cell>
          <table:table-cell office:value-type="string">
            <text:p>mb-template002</text:p>
          </table:table-cell>
          <table:table-cell office:value-type="string">
            <text:p>db-template001</text:p>
          </table:table-cell>
          <table:table-cell office:value-type="string">
            <text:p>SSD-Datatore-Cluster-RZ001</text:p>
          </table:table-cell>
          <table:table-cell office:value-type="string">
            <text:p>myfolder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.07.2016</text:date>, <text:time>12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6:13:45.26</meta:creation-date>
    <dc:date>2016-07-25T12:09:36.25</dc:date>
    <meta:editing-duration>PT51M11S</meta:editing-duration>
    <meta:editing-cycles>8</meta:editing-cycles>
    <meta:generator>OpenOffice/4.1.2$Win32 OpenOffice.org_project/412m3$Build-9782</meta:generator>
    <meta:document-statistic meta:table-count="1" meta:cell-count="28" meta:object-count="0"/>
  </office:meta>
</office:document-meta>
</file>